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674cm" fo:margin-left="0.002cm" fo:margin-right="0.023cm" table:align="margins" style:writing-mode="lr-tb"/>
    </style:style>
    <style:style style:name="Tabelle1.A" style:family="table-column">
      <style:table-column-properties style:column-width="1.72cm" style:rel-column-width="6376*"/>
    </style:style>
    <style:style style:name="Tabelle1.B" style:family="table-column">
      <style:table-column-properties style:column-width="2.487cm" style:rel-column-width="9221*"/>
    </style:style>
    <style:style style:name="Tabelle1.C" style:family="table-column">
      <style:table-column-properties style:column-width="3.096cm" style:rel-column-width="11478*"/>
    </style:style>
    <style:style style:name="Tabelle1.D" style:family="table-column">
      <style:table-column-properties style:column-width="10.372cm" style:rel-column-width="38460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justify" style:justify-single-word="false"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text-indent="0.046cm" style:auto-text-indent="false" style:snap-to-layout-grid="false"/>
    </style:style>
    <style:style style:name="P14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6" style:family="paragraph" style:parent-style-name="Title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style:snap-to-layout-grid="false"/>
    </style:style>
    <style:style style:name="P18" style:family="paragraph" style:parent-style-name="Standard" style:master-page-name="First_20_Page">
      <style:paragraph-properties fo:text-align="justify" style:justify-single-word="false" style:page-number="1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>
        <style:tab-stops>
          <style:tab-stop style:position="1.296cm"/>
          <style:tab-stop style:position="8.601cm"/>
          <style:tab-stop style:position="12.102cm"/>
        </style:tab-stops>
      </style:paragraph-properties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reference-mark-start text:name="Titel"/>Testspezifikation – NOTIZEN<text:reference-mark-end text:name="Titel"/></text:p>
      <text:p text:style-name="P8"><text:s/>Für das studentische Projekt <text:span text:style-name="T2"><text:subject>Sichere Eisenbahnsteuerung</text:subject></text:span></text:p>
      <text:p text:style-name="P8"/>
      <text:p text:style-name="P8"/>
      <text:p text:style-name="P8"/>
      <text:p text:style-name="P12"><text:span text:style-name="T3">Datum</text:span><text:tab/>07.12.2009</text:p>
      <text:p text:style-name="P12"><text:span text:style-name="T3">Quelle</text:span><text:tab/>ProVista</text:p>
      <text:p text:style-name="P12"><text:span text:style-name="T3">Autoren</text:span><text:tab/>Kai Dziembala</text:p>
      <text:p text:style-name="P12"><text:tab/>Norman Niess</text:p>
      <text:p text:style-name="P12"><text:span text:style-name="T3">Version</text:span><text:tab/><text:reference-mark-start text:name="Version"/><text:span text:style-name="Version_20_Char">0.1</text:span><text:reference-mark-end text:name="Version"/></text:p>
      <text:p text:style-name="P12"><text:span text:style-name="T3">Status</text:span><text:tab/>In Bearbeitung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9" text:outline-level="1"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9">Version</text:p>
          </table:table-cell>
          <table:table-cell table:style-name="Tabelle1.A1" office:value-type="string">
            <text:p text:style-name="P9">Datum</text:p>
          </table:table-cell>
          <table:table-cell table:style-name="Tabelle1.A1" office:value-type="string">
            <text:p text:style-name="P9">Autor</text:p>
          </table:table-cell>
          <table:table-cell table:style-name="Tabelle1.D1" office:value-type="string">
            <text:p text:style-name="P13">Bemerkung</text:p>
          </table:table-cell>
        </table:table-row>
        <table:table-row table:style-name="Tabelle1.1">
          <table:table-cell table:style-name="Tabelle1.A1" office:value-type="string">
            <text:p text:style-name="P9">0.1</text:p>
          </table:table-cell>
          <table:table-cell table:style-name="Tabelle1.B2" office:value-type="date" office:date-value="2010-03-25">
            <text:p text:style-name="P9">25.03.10</text:p>
          </table:table-cell>
          <table:table-cell table:style-name="Tabelle1.A1" office:value-type="string">
            <text:p text:style-name="P9">Kai Dziembala</text:p>
          </table:table-cell>
          <table:table-cell table:style-name="Tabelle1.D1" office:value-type="string">
            <text:p text:style-name="P9">Initialisierung</text:p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D1" office:value-type="string">
            <text:p text:style-name="P9"/>
          </table:table-cell>
        </table:table-row>
      </table:table>
      <text:p text:style-name="P8"/>
      <text:p text:style-name="P11"/>
      <text:h text:style-name="P19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4">1 Historie<text:tab/>2</text:p>
          <text:p text:style-name="P14">2 Inhaltsverzeichnis<text:tab/>3</text:p>
          <text:p text:style-name="P14">3 Einleitung<text:tab/>4</text:p>
          <text:p text:style-name="P14">4 Referenzierte Dokumente<text:tab/>5</text:p>
          <text:p text:style-name="P14">5 Planungsdaten<text:tab/>6</text:p>
          <text:p text:style-name="P15">5.1 Verantwortlichkeiten<text:tab/>6</text:p>
          <text:p text:style-name="P15">5.2 Zeitliche Planung<text:tab/>6</text:p>
          <text:p text:style-name="P14">6 Strukturplan<text:tab/>7</text:p>
          <text:p text:style-name="P14">7 Hardware-Konfiguration<text:tab/>8</text:p>
          <text:p text:style-name="P14">8 Testziele<text:tab/>9</text:p>
          <text:p text:style-name="P14">9 Testverfahren<text:tab/>10</text:p>
          <text:p text:style-name="P14">10 Testbeginn<text:tab/>11</text:p>
          <text:p text:style-name="P14">11 Testreihenfolge<text:tab/>12</text:p>
          <text:p text:style-name="P14">12 Testende<text:tab/>13</text:p>
          <text:p text:style-name="P14">13 Testdaten<text:tab/>14</text:p>
        </text:index-body>
      </text:table-of-content>
      <text:p text:style-name="P10"/>
      <text:h text:style-name="P19" text:outline-level="1">Einleitung</text:h>
      <text:p text:style-name="P8">In diesem Dokument wird der Testplan für das Hochschulprojekt 'Sichere Eisenbahnsteuerung' aufgestellt. Es wird beschrieben, in welcher Reihenfolge und in welcher Art die Modultest erfolgen.</text:p>
      <text:h text:style-name="P19" text:outline-level="1">Referenzierte Dokumente</text:h>
      <text:p text:style-name="P8">Software-Design, Version 1.0, Aulis: Design → Subsystemdesign → Software</text:p>
      <text:p text:style-name="P8">Pflichtenheft, Version 1.1, Aulis: Anforderungsmanagement → Pflichtenheft</text:p>
      <text:p text:style-name="P8">Meilensteine, Version 0.2, Aulis: Projektmanagement → Projektplanung</text:p>
      <text:h text:style-name="P19" text:outline-level="1">Testspezifikation - Notizen</text:h>
      <text:h text:style-name="P20" text:outline-level="2">Treiberschicht</text:h>
      <text:h text:style-name="Heading_20_3" text:outline-level="3">S88-Treiber</text:h>
      <text:p text:style-name="Standard">Der automatisierte Test des S88-Treiber dient zur Feststellung, dass die vom S88-Treiber verarbeiteten Daten sowohl vollständig als auch korrekt <text:s/>eingelesen und auf dem Shared Memory gespeichert werden.</text:p>
      <text:p text:style-name="Standard"/>
      <text:p text:style-name="Standard">Dazu wird ein Testmodul programmiert, das ein S88-Rückmeldemodul nachbildet. In diesem Modul sind zwei bestimmte, vordefinierte Bytes hinterlegt, welche feste Sensordaten simulieren. Das Testmodul muss genau wie das reale Rückmeldemodul auf die Steuerdaten des S88-Treibers reagieren und die simulierten Sensorbytes bitweise schieben.</text:p>
      <text:p text:style-name="Standard"/>
      <text:p text:style-name="Standard">Nach der vollständigen Verarbeitung der Daten durch den S88-Treiber müssen dessen gespeicherte Werte im Shared Memory mit den Prüf-Bytes übereinstimmen. Das Testresultat wird im 'Debug (printf) Viewer' ausgegeben.</text:p>
      <text:p text:style-name="Standard"/>
      <text:h text:style-name="Heading_20_3" text:outline-level="3">Not-Aus-Treiber</text:h>
      <text:p text:style-name="Standard">Damit sichergestellt werden kann, dass der Not-Aus vorschriftsmäßig die Anlage ausschaltet, wird der Not-Aus-Treiber getestet.</text:p>
      <text:p text:style-name="Standard"/>
      <text:p text:style-name="Standard">Dazu muss der Programm-Code des Treibers um eine Ausgabe-Zeile erweitert werden, die im 'Debug (printf) Viewer' den Zustand des Not-Aus-Pins ausgibt.</text:p>
      <text:p text:style-name="Standard">In dem Testmodul 'Not-Aus-Treiber-Test' wird lediglich der Not-Aus-Treiber aufgerufen.</text:p>
      <text:p text:style-name="Standard"/>
      <text:p text:style-name="Standard">Im Fenster 'Debug (printf) Viewer' kann man sehen, ob der Not-Aus vorschriftsmäßig ausgelöst wurde.</text:p>
      <text:p text:style-name="Standard"/>
      <text:h text:style-name="P22" text:outline-level="3">SSC-Treiber</text:h>
      <text:p text:style-name="Standard">Zur Prüfung der korrekten Kommunikation zwischen den redundanten Mikrocontrollern erfolgt ein Test des SSC-Treiber.</text:p>
      <text:p text:style-name="Standard"/>
      <text:p text:style-name="Standard">Dazu wird zunächst im Programm 'Keil µVision4' ein virtueller Slave angelegt. Anschließend wird ein Testprogramm gestartet, welches einen bestimmten, vordefinierten Fahrbefehl für den SSC-Treiber auf der Shared Memory zur Verfügung stellt. Nach dem der Fahrbefehl an den Slave gesendet wurde, wird dieser mit dem Original verglichen und das Vergleichsresultat im Fenster <text:s/>'Debug (printf) Viewer' ausgeben. Anschließend wird das Prüf-Byte vom virtuellen Slave invertiert und an den Master zurückgesendet. Dort wird das empfangende Byte erneut mit dem Soll-Byte verglichen.</text:p>
      <text:p text:style-name="Standard"/>
      <text:p text:style-name="Standard">Das Vergleichsresultat wird im Fenster <text:s/>'Debug (printf) Viewer' ausgeben.</text:p>
      <text:p text:style-name="Standard"/>
      <text:h text:style-name="Heading_20_3" text:outline-level="3">RS232-Treiber</text:h>
      <text:p text:style-name="Standard">Es muss geprüft werden, ob die von der Ergebnisvalidierung(EV) gesendeten Streckenbefehle durch den RS232-Treiber korrekt auf XpressNet Befehle umgesetzt werden.</text:p>
      <text:p text:style-name="Standard"/>
      <text:p text:style-name="Standard">Dazu muss ein Testmodul erstellt werden, welches dem RS232-Treiber bestimmte, vordefinierte Streckenbefehle übermittelt und die daraus vom RS232-Treiber übersetzten Ausgabebytes mit den erwarteten Bytes vergleicht. Dabei sollten alle möglichen Streckenbefehle nacheinander überprüft werden und das Vergleichsresultat im Fenster <text:s/>'Debug (printf) Viewer' ausgeben werden. Zusätzlich sollte geprüft werden, wie der RS232-Treiber auf <text:s/>unbekannte/ falsche Streckenbefehle reagiert.</text:p>
      <text:p text:style-name="Standard"/>
      <text:p text:style-name="Standard"/>
      <text:h text:style-name="P21" text:outline-level="2">Sicherheitsschicht</text:h>
      <text:h text:style-name="Heading_20_3" text:outline-level="3">Befehlsvalidierung</text:h>
      <text:h text:style-name="Heading_20_3" text:outline-level="3">Ergebnisvalidierung</text:h>
      <text:h text:style-name="Heading_20_3" text:outline-level="3">Software-Watchdog</text:h>
      <text:h text:style-name="Heading_20_3" text:outline-level="3">Auditing System</text:h>
      <text:p text:style-name="Standard"/>
      <text:h text:style-name="Heading_20_2" text:outline-level="2">Anwendungs-Schicht</text:h>
      <text:h text:style-name="Heading_20_3" text:outline-level="3">Leitzentrale</text:h>
      <text:h text:style-name="Heading_20_3" text:outline-level="3">Fahrprogramm 1</text:h>
      <text:h text:style-name="Heading_20_3" text:outline-level="3">Fahrprogramm 2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fo:text-align="justify" style:justify-single-word="false" fo:orphans="2" fo:widows="2" fo:hyphenation-ladder-count="no-limit" style:page-number="auto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1.251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fo:text-indent="0cm" style:auto-text-indent="false">
        <style:tab-stops>
          <style:tab-stop style:position="1.251cm"/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 – NOTIZEN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Testspezifikation - Notizen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6"><draw:text-box><text:p text:style-name="MP5"><text:s/></text:p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1"><draw:text-box><text:p text:style-name="MP6"/></draw:text-box></draw:frame><text:tab/>Version <text:span text:style-name="MT1"><text:reference-ref text:reference-format="text" text:ref-name="Version">0.1</text:reference-ref></text:span> vom 25.03.2010<text:tab/>Seite <text:page-number text:select-page="current">1</text:page-number>/<text:page-count style:num-format="1">8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Testspezifikation – NOTIZEN</text:reference-ref><draw:frame draw:style-name="Mfr1" draw:name="Rahmen9" text:anchor-type="char" svg:x="0cm" svg:y="4.501cm" svg:width="17.701cm" svg:height="0.4cm" draw:z-index="15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4"><draw:text-box><text:p text:style-name="MP6"/></draw:text-box></draw:frame><text:tab/>Version <text:span text:style-name="MT1"><text:reference-ref text:reference-format="text" text:ref-name="Version">0.1</text:reference-ref></text:span> vom 25.03.2010<text:tab/>Seite <text:page-number text:select-page="current">1</text:page-number>/<text:page-count style:num-format="1"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stplan</dc:title>
    <dc:subject>Sichere Eisenbahnsteuerung</dc:subject>
    <meta:initial-creator>Vitali Voroth</meta:initial-creator>
    <meta:creation-date>2009-11-16T17:24:00</meta:creation-date>
    <dc:date>2010-04-15T11:36:27.67</dc:date>
    <meta:print-date>1998-07-17T19:03:00</meta:print-date>
    <meta:editing-cycles>34</meta:editing-cycles>
    <meta:generator>OpenOffice.org/3.2$Win32 OpenOffice.org_project/320m12$Build-9483</meta:generator>
    <meta:editing-duration>PT16H55M47S</meta:editing-duration>
    <dc:creator>Norman Nieß</dc:creator>
    <meta:document-statistic meta:table-count="2" meta:image-count="0" meta:object-count="0" meta:page-count="8" meta:paragraph-count="72" meta:word-count="524" meta:character-count="4070"/>
    <meta:user-defined meta:name="Info 1"/>
    <meta:user-defined meta:name="Info 2"/>
    <meta:user-defined meta:name="Info 3"/>
    <meta:user-defined meta:name="Info 4"/>
  </office:meta>
</office:document-meta>
</file>